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137cm" svg:height="19.01cm" svg:x="1cm" svg:y="0.9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6-03-31T00:13:10.10</meta:creation-date>
    <dc:date>2016-03-31T01:10:25.17</dc:date>
    <dc:creator>SSE </dc:creator>
    <meta:editing-duration>PT57M15S</meta:editing-duration>
    <meta:editing-cycles>2</meta:editing-cycles>
    <meta:generator>OpenOffice/4.1.0$Win32 OpenOffice.org_project/410m18$Build-976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aximum="50" chart:interval-major="1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138cm" svg:height="19.011cm" xlink:href="." xlink:type="simple" chart:class="chart:scatter" chart:style-name="ch1">
        <chart:title svg:x="6.647cm" svg:y="0.516cm" chart:style-name="ch2">
          <text:p>Skill as a function of border samples</text:p>
        </chart:title>
        <chart:legend chart:legend-position="end" svg:x="20.917cm" svg:y="8.089cm" style:legend-expansion="high" chart:style-name="ch3"/>
        <chart:plot-area chart:style-name="ch4" chart:data-source-has-labels="both" svg:x="1.831cm" svg:y="2.927cm" svg:width="18.082cm" svg:height="14.405cm">
          <chartooo:coordinate-region svg:x="2.664cm" svg:y="3.166cm" svg:width="17.009cm" svg:height="13.44cm"/>
          <chart:axis chart:dimension="x" chart:name="primary-x" chart:style-name="ch5" chartooo:axis-type="auto">
            <chart:title svg:x="10.65cm" svg:y="17.712cm" chart:style-name="ch6">
              <text:p>n</text:p>
            </chart:title>
            <chart:categories table:cell-range-address="local-table.$A$2:.$A$22"/>
            <chart:grid chart:style-name="ch7" chart:class="major"/>
          </chart:axis>
          <chart:axis chart:dimension="y" chart:name="primary-y" chart:style-name="ch8">
            <chart:title svg:x="0.451cm" svg:y="10.628cm" chart:style-name="ch9">
              <text:p>skill</text:p>
            </chart:title>
            <chart:grid chart:style-name="ch7" chart:class="major"/>
          </chart:axis>
          <chart:series chart:style-name="ch10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11" chart:values-cell-range-address="local-table.$D$2:.$D$22" chart:label-cell-address="local-table.$D$1" chart:class="chart:scatter">
            <chart:data-point chart:repeated="21"/>
          </chart:series>
          <chart:series chart:style-name="ch12" chart:values-cell-range-address="local-table.$F$2:.$F$22" chart:label-cell-address="local-table.$F$1" chart:class="chart:scatter">
            <chart:domain table:cell-range-address="local-table.$E$2:.$E$22"/>
            <chart:data-point chart:repeated="21"/>
          </chart:series>
          <chart:series chart:style-name="ch13" chart:values-cell-range-address="local-table.$H$2:.$H$22" chart:label-cell-address="local-table.$H$1" chart:class="chart:scatter">
            <chart:domain table:cell-range-address="local-table.$G$2:.$G$22"/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GF Accuracy</text:p>
              </table:table-cell>
              <table:table-cell office:value-type="string">
                <text:p>AGF U.C.</text:p>
              </table:table-cell>
              <table:table-cell office:value-type="string">
                <text:p/>
              </table:table-cell>
              <table:table-cell office:value-type="string">
                <text:p>SVM Accuracy</text:p>
              </table:table-cell>
              <table:table-cell office:value-type="string">
                <text:p/>
              </table:table-cell>
              <table:table-cell office:value-type="string">
                <text:p>SVM U.C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8465">
                <text:p>0.58465</text:p>
              </table:table-cell>
              <table:table-cell office:value-type="float" office:value="0.148885">
                <text:p>0.148885</text:p>
              </table:table-cell>
              <table:table-cell office:value-type="float" office:value="1">
                <text:p>1</text:p>
              </table:table-cell>
              <table:table-cell office:value-type="float" office:value="0.572165">
                <text:p>0.572165</text:p>
              </table:table-cell>
              <table:table-cell office:value-type="float" office:value="1">
                <text:p>1</text:p>
              </table:table-cell>
              <table:table-cell office:value-type="float" office:value="0.14091">
                <text:p>0.140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84965">
                <text:p>0.684965</text:p>
              </table:table-cell>
              <table:table-cell office:value-type="float" office:value="0.24488">
                <text:p>0.24488</text:p>
              </table:table-cell>
              <table:table-cell office:value-type="float" office:value="2">
                <text:p>2</text:p>
              </table:table-cell>
              <table:table-cell office:value-type="float" office:value="0.705535">
                <text:p>0.705535</text:p>
              </table:table-cell>
              <table:table-cell office:value-type="float" office:value="2">
                <text:p>2</text:p>
              </table:table-cell>
              <table:table-cell office:value-type="float" office:value="0.265185">
                <text:p>0.265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77565">
                <text:p>0.777565</text:p>
              </table:table-cell>
              <table:table-cell office:value-type="float" office:value="0.339895">
                <text:p>0.339895</text:p>
              </table:table-cell>
              <table:table-cell office:value-type="float" office:value="3">
                <text:p>3</text:p>
              </table:table-cell>
              <table:table-cell office:value-type="float" office:value="0.79947">
                <text:p>0.79947</text:p>
              </table:table-cell>
              <table:table-cell office:value-type="float" office:value="3">
                <text:p>3</text:p>
              </table:table-cell>
              <table:table-cell office:value-type="float" office:value="0.36736">
                <text:p>0.36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1606">
                <text:p>0.81606</text:p>
              </table:table-cell>
              <table:table-cell office:value-type="float" office:value="0.38943">
                <text:p>0.38943</text:p>
              </table:table-cell>
              <table:table-cell office:value-type="float" office:value="4">
                <text:p>4</text:p>
              </table:table-cell>
              <table:table-cell office:value-type="float" office:value="0.82924">
                <text:p>0.82924</text:p>
              </table:table-cell>
              <table:table-cell office:value-type="float" office:value="4">
                <text:p>4</text:p>
              </table:table-cell>
              <table:table-cell office:value-type="float" office:value="0.397675">
                <text:p>0.397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18175">
                <text:p>0.818175</text:p>
              </table:table-cell>
              <table:table-cell office:value-type="float" office:value="0.39357">
                <text:p>0.39357</text:p>
              </table:table-cell>
              <table:table-cell office:value-type="float" office:value="5">
                <text:p>5</text:p>
              </table:table-cell>
              <table:table-cell office:value-type="float" office:value="0.85389">
                <text:p>0.85389</text:p>
              </table:table-cell>
              <table:table-cell office:value-type="float" office:value="5">
                <text:p>5</text:p>
              </table:table-cell>
              <table:table-cell office:value-type="float" office:value="0.442595">
                <text:p>0.442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5595">
                <text:p>0.855595</text:p>
              </table:table-cell>
              <table:table-cell office:value-type="float" office:value="0.449015">
                <text:p>0.449015</text:p>
              </table:table-cell>
              <table:table-cell office:value-type="float" office:value="6">
                <text:p>6</text:p>
              </table:table-cell>
              <table:table-cell office:value-type="float" office:value="0.8711">
                <text:p>0.8711</text:p>
              </table:table-cell>
              <table:table-cell office:value-type="float" office:value="6">
                <text:p>6</text:p>
              </table:table-cell>
              <table:table-cell office:value-type="float" office:value="0.46975">
                <text:p>0.46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456">
                <text:p>0.86456</text:p>
              </table:table-cell>
              <table:table-cell office:value-type="float" office:value="0.46114">
                <text:p>0.46114</text:p>
              </table:table-cell>
              <table:table-cell office:value-type="float" office:value="7">
                <text:p>7</text:p>
              </table:table-cell>
              <table:table-cell office:value-type="float" office:value="0.8773">
                <text:p>0.8773</text:p>
              </table:table-cell>
              <table:table-cell office:value-type="float" office:value="7">
                <text:p>7</text:p>
              </table:table-cell>
              <table:table-cell office:value-type="float" office:value="0.479705">
                <text:p>0.479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70335">
                <text:p>0.870335</text:p>
              </table:table-cell>
              <table:table-cell office:value-type="float" office:value="0.470955">
                <text:p>0.470955</text:p>
              </table:table-cell>
              <table:table-cell office:value-type="float" office:value="8">
                <text:p>8</text:p>
              </table:table-cell>
              <table:table-cell office:value-type="float" office:value="0.89109">
                <text:p>0.89109</text:p>
              </table:table-cell>
              <table:table-cell office:value-type="float" office:value="8">
                <text:p>8</text:p>
              </table:table-cell>
              <table:table-cell office:value-type="float" office:value="0.502605">
                <text:p>0.502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75215">
                <text:p>0.875215</text:p>
              </table:table-cell>
              <table:table-cell office:value-type="float" office:value="0.481385">
                <text:p>0.481385</text:p>
              </table:table-cell>
              <table:table-cell office:value-type="float" office:value="9">
                <text:p>9</text:p>
              </table:table-cell>
              <table:table-cell office:value-type="float" office:value="0.892435">
                <text:p>0.892435</text:p>
              </table:table-cell>
              <table:table-cell office:value-type="float" office:value="9">
                <text:p>9</text:p>
              </table:table-cell>
              <table:table-cell office:value-type="float" office:value="0.507515">
                <text:p>0.507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6915">
                <text:p>0.886915</text:p>
              </table:table-cell>
              <table:table-cell office:value-type="float" office:value="0.498265">
                <text:p>0.498265</text:p>
              </table:table-cell>
              <table:table-cell office:value-type="float" office:value="10">
                <text:p>10</text:p>
              </table:table-cell>
              <table:table-cell office:value-type="float" office:value="0.8925">
                <text:p>0.8925</text:p>
              </table:table-cell>
              <table:table-cell office:value-type="float" office:value="10">
                <text:p>10</text:p>
              </table:table-cell>
              <table:table-cell office:value-type="float" office:value="0.506095">
                <text:p>0.506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886695">
                <text:p>0.886695</text:p>
              </table:table-cell>
              <table:table-cell office:value-type="float" office:value="0.498785">
                <text:p>0.498785</text:p>
              </table:table-cell>
              <table:table-cell office:value-type="float" office:value="12">
                <text:p>12</text:p>
              </table:table-cell>
              <table:table-cell office:value-type="float" office:value="0.89254">
                <text:p>0.89254</text:p>
              </table:table-cell>
              <table:table-cell office:value-type="float" office:value="12">
                <text:p>12</text:p>
              </table:table-cell>
              <table:table-cell office:value-type="float" office:value="0.506565">
                <text:p>0.506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0.886515">
                <text:p>0.886515</text:p>
              </table:table-cell>
              <table:table-cell office:value-type="float" office:value="0.5012">
                <text:p>0.5012</text:p>
              </table:table-cell>
              <table:table-cell office:value-type="float" office:value="14">
                <text:p>14</text:p>
              </table:table-cell>
              <table:table-cell office:value-type="float" office:value="0.90113">
                <text:p>0.90113</text:p>
              </table:table-cell>
              <table:table-cell office:value-type="float" office:value="14">
                <text:p>14</text:p>
              </table:table-cell>
              <table:table-cell office:value-type="float" office:value="0.522385">
                <text:p>0.522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89458">
                <text:p>0.89458</text:p>
              </table:table-cell>
              <table:table-cell office:value-type="float" office:value="0.514565">
                <text:p>0.514565</text:p>
              </table:table-cell>
              <table:table-cell office:value-type="float" office:value="16">
                <text:p>16</text:p>
              </table:table-cell>
              <table:table-cell office:value-type="float" office:value="0.903425">
                <text:p>0.903425</text:p>
              </table:table-cell>
              <table:table-cell office:value-type="float" office:value="16">
                <text:p>16</text:p>
              </table:table-cell>
              <table:table-cell office:value-type="float" office:value="0.52581">
                <text:p>0.52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893845">
                <text:p>0.893845</text:p>
              </table:table-cell>
              <table:table-cell office:value-type="float" office:value="0.51109">
                <text:p>0.51109</text:p>
              </table:table-cell>
              <table:table-cell office:value-type="float" office:value="18">
                <text:p>18</text:p>
              </table:table-cell>
              <table:table-cell office:value-type="float" office:value="0.904095">
                <text:p>0.904095</text:p>
              </table:table-cell>
              <table:table-cell office:value-type="float" office:value="18">
                <text:p>18</text:p>
              </table:table-cell>
              <table:table-cell office:value-type="float" office:value="0.52616">
                <text:p>0.52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896625">
                <text:p>0.896625</text:p>
              </table:table-cell>
              <table:table-cell office:value-type="float" office:value="0.516915">
                <text:p>0.516915</text:p>
              </table:table-cell>
              <table:table-cell office:value-type="float" office:value="20">
                <text:p>20</text:p>
              </table:table-cell>
              <table:table-cell office:value-type="float" office:value="0.90382">
                <text:p>0.90382</text:p>
              </table:table-cell>
              <table:table-cell office:value-type="float" office:value="20">
                <text:p>20</text:p>
              </table:table-cell>
              <table:table-cell office:value-type="float" office:value="0.5254">
                <text:p>0.5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89765">
                <text:p>0.89765</text:p>
              </table:table-cell>
              <table:table-cell office:value-type="float" office:value="0.519035">
                <text:p>0.519035</text:p>
              </table:table-cell>
              <table:table-cell office:value-type="float" office:value="25">
                <text:p>25</text:p>
              </table:table-cell>
              <table:table-cell office:value-type="float" office:value="0.904155">
                <text:p>0.904155</text:p>
              </table:table-cell>
              <table:table-cell office:value-type="float" office:value="25">
                <text:p>25</text:p>
              </table:table-cell>
              <table:table-cell office:value-type="float" office:value="0.52663">
                <text:p>0.52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89754">
                <text:p>0.89754</text:p>
              </table:table-cell>
              <table:table-cell office:value-type="float" office:value="0.51898">
                <text:p>0.51898</text:p>
              </table:table-cell>
              <table:table-cell office:value-type="float" office:value="30">
                <text:p>30</text:p>
              </table:table-cell>
              <table:table-cell office:value-type="float" office:value="0.90486">
                <text:p>0.90486</text:p>
              </table:table-cell>
              <table:table-cell office:value-type="float" office:value="30">
                <text:p>30</text:p>
              </table:table-cell>
              <table:table-cell office:value-type="float" office:value="0.527635">
                <text:p>0.527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89795">
                <text:p>0.89795</text:p>
              </table:table-cell>
              <table:table-cell office:value-type="float" office:value="0.519095">
                <text:p>0.519095</text:p>
              </table:table-cell>
              <table:table-cell office:value-type="float" office:value="35">
                <text:p>35</text:p>
              </table:table-cell>
              <table:table-cell office:value-type="float" office:value="0.904795">
                <text:p>0.904795</text:p>
              </table:table-cell>
              <table:table-cell office:value-type="float" office:value="35">
                <text:p>35</text:p>
              </table:table-cell>
              <table:table-cell office:value-type="float" office:value="0.52736">
                <text:p>0.52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0.898655">
                <text:p>0.898655</text:p>
              </table:table-cell>
              <table:table-cell office:value-type="float" office:value="0.520985">
                <text:p>0.520985</text:p>
              </table:table-cell>
              <table:table-cell office:value-type="float" office:value="40">
                <text:p>40</text:p>
              </table:table-cell>
              <table:table-cell office:value-type="float" office:value="0.90465">
                <text:p>0.90465</text:p>
              </table:table-cell>
              <table:table-cell office:value-type="float" office:value="40">
                <text:p>40</text:p>
              </table:table-cell>
              <table:table-cell office:value-type="float" office:value="0.52654">
                <text:p>0.52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0.89825">
                <text:p>0.89825</text:p>
              </table:table-cell>
              <table:table-cell office:value-type="float" office:value="0.520075">
                <text:p>0.520075</text:p>
              </table:table-cell>
              <table:table-cell office:value-type="float" office:value="45">
                <text:p>45</text:p>
              </table:table-cell>
              <table:table-cell office:value-type="float" office:value="0.905105">
                <text:p>0.905105</text:p>
              </table:table-cell>
              <table:table-cell office:value-type="float" office:value="45">
                <text:p>45</text:p>
              </table:table-cell>
              <table:table-cell office:value-type="float" office:value="0.52792">
                <text:p>0.52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.8993">
                <text:p>0.8993</text:p>
              </table:table-cell>
              <table:table-cell office:value-type="float" office:value="0.5232">
                <text:p>0.5232</text:p>
              </table:table-cell>
              <table:table-cell office:value-type="float" office:value="50">
                <text:p>50</text:p>
              </table:table-cell>
              <table:table-cell office:value-type="float" office:value="0.9033">
                <text:p>0.9033</text:p>
              </table:table-cell>
              <table:table-cell office:value-type="float" office:value="50">
                <text:p>50</text:p>
              </table:table-cell>
              <table:table-cell office:value-type="float" office:value="0.5163">
                <text:p>0.5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